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1E0000001C1CFB1D31.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Grande" svg:font-family="'Lucida Grande',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4.249cm" style:rel-column-width="2409*"/>
    </style:style>
    <style:style style:name="Tabelle1.B" style:family="table-column">
      <style:table-column-properties style:column-width="4.251cm" style:rel-column-width="2410*"/>
    </style:style>
    <style:style style:name="Tabelle1.D" style:family="table-column">
      <style:table-column-properties style:column-width="4.263cm" style:rel-column-width="2417*"/>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30pt" style:font-size-asian="30pt" style:font-size-complex="30pt"/>
    </style:style>
    <style:style style:name="P2" style:family="paragraph" style:parent-style-name="Standard">
      <style:paragraph-properties fo:text-align="center" style:justify-single-word="false"/>
      <style:text-properties fo:font-size="15pt" style:font-size-asian="15pt" style:font-size-complex="15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list-style-name="L2">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11" style:family="paragraph" style:parent-style-name="Table_20_Contents">
      <style:paragraph-properties fo:text-align="start" style:justify-single-word="false"/>
      <style:text-properties fo:font-size="14pt" style:font-size-asian="14pt" style:font-size-complex="14pt"/>
    </style:style>
    <style:style style:name="P12" style:family="paragraph" style:parent-style-name="Table_20_Contents">
      <style:paragraph-properties fo:text-align="center" style:justify-single-word="false"/>
      <style:text-properties fo:font-size="14pt" style:font-size-asian="14pt" style:font-size-complex="14pt"/>
    </style:style>
    <style:style style:name="P1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fo:font-size="12pt" style:font-size-asian="12pt" style:font-size-complex="12pt"/>
    </style:style>
    <style:style style:name="P15"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variant="normal" fo:text-transform="none" fo:color="#000000" style:font-name="Lucida Grande" fo:font-size="8.39999961853027pt" fo:letter-spacing="normal" fo:font-style="normal" fo:font-weight="normal"/>
    </style:style>
    <style:style style:name="T3" style:family="text">
      <style:text-properties fo:font-variant="normal" fo:text-transform="none" fo:color="#000000" style:font-name="Lucida Grande" fo:font-size="8.39999961853027pt" fo:letter-spacing="normal" fo:font-style="normal" fo:font-weight="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Bericht</text:p>
      <text:p text:style-name="P2">Wasserstandsmessung</text:p>
      <text:p text:style-name="P10">Möglichkeiten zur Wasserstandsmessung</text:p>
      <text:p text:style-name="P3"/>
      <text:list xml:id="list33654065" text:style-name="L2">
        <text:list-item>
          <text:p text:style-name="P4">Schwimmer</text:p>
        </text:list-item>
        <text:list-item>
          <text:p text:style-name="P4">Ultraschall</text:p>
        </text:list-item>
        <text:list-item>
          <text:p text:style-name="P4">Infrarot</text:p>
        </text:list-item>
        <text:list-item>
          <text:p text:style-name="P4">Gewicht des Aquariums</text:p>
        </text:list-item>
      </text:list>
      <text:p text:style-name="P3"/>
      <text:p text:style-name="P3"/>
      <text:p text:style-name="P8">Genauere Erläuterung</text:p>
      <text:p text:style-name="P3"/>
      <text:p text:style-name="P5">Schwimmer</text:p>
      <text:p text:style-name="P3"/>
      <text:p text:style-name="P3">Diese Messvorrichtung befindet sich im Wasser. In einem Rohr werden in 1cm-Schritten Leiter wie Aluminium-Folie oder Kupferringe befestigt. An jedem 1cm-Schritt ist ein anderer Widerstand. Der Schwimmer, der selbst leitet schließt den Stromkreis sobald er die Rohrwand berührt. Anhand der Spannung kann man nun feststellen an welcher Stelle sich der Schwimmer befindet.</text:p>
      <text:p text:style-name="P3"/>
      <text:p text:style-name="P3"/>
      <text:p text:style-name="P5">Ultraschall</text:p>
      <text:p text:style-name="P3"/>
      <text:p text:style-name="P3">Diese Messvorrichtung befindet sich nicht im Wasser. Ultraschall-Impulse werden vom Ultraschall-Sender auf die Wasseroberfläche gesendet. Diese werden nach kurzer Zeit vom Ultraschall-Empfänger wieder empfangen. Gemessen wird der Zeitabstand zwischen Senden und Empfangen. Mathematisch sieht das ganze folgendermaßen aus:</text:p>
      <text:p text:style-name="P3"/>
      <text:p text:style-name="P3"><draw:frame draw:style-name="fr2" draw:name="Objekt1" text:anchor-type="as-char" svg:width="1.487cm" svg:height="0.997cm" draw:z-index="0"><draw:object xlink:href="./Object 1" xlink:type="simple" xlink:show="embed" xlink:actuate="onLoad"/><draw:image xlink:href="./ObjectReplacements/Object 1" xlink:type="simple" xlink:show="embed" xlink:actuate="onLoad"/></draw:frame></text:p>
      <text:p text:style-name="P3"/>
      <text:p text:style-name="P3">s<text:tab/>…<text:tab/>ist die Strecke zwischen Beckenrand (angenommen der Sender/Empfänger befindet <text:tab/><text:tab/>sich genau am Beckenrand) und Wasseroberfläche.</text:p>
      <text:p text:style-name="P3"/>
      <text:p text:style-name="P3">v<text:tab/>…<text:tab/>ist die Schallgeschwindigkeit (in Luft: 343m/s)</text:p>
      <text:p text:style-name="P3"/>
      <text:p text:style-name="P3">t<text:tab/>…<text:tab/>ist die Zeitdifferenz zwischen Senden und Empfangen (in unserem Fall dividieren <text:tab/><text:tab/>wir durch 2, denn sonst hätten wir den doppelten Weg)</text:p>
      <text:p text:style-name="P3"/>
      <text:p text:style-name="P3"/>
      <text:p text:style-name="P5">Infrarot</text:p>
      <text:p text:style-name="P3"/>
      <text:p text:style-name="P3">Diese Messvorrichtung befindet sich nicht im Wasser. Die Infrarot-Messvorrichtung funktioniert prinzipiell gleich wie die Ultraschall-Messvorrichtung, doch nicht mit Schall sondern optisch.</text:p>
      <text:p text:style-name="P3">Mathematisch ist alles dasselbe jedoch ist die Geschwindigkeit des Lichts v=c=299792458m/s</text:p>
      <text:p text:style-name="P7"><text:span text:style-name="T1">Wegen der minimalen Zeitdifferenz kann man hier nicht mehr mit einem gewöhnlichen µC arbeiten wenn man genaue Werte haben möchte. Viel eher würde sich für diese Anwendung ein CPLD (</text:span>Complex Programmable Logic Device) eignen.</text:p>
      <text:p text:style-name="P7"/>
      <text:p text:style-name="P7"/>
      <text:p text:style-name="P7"/>
      <text:p text:style-name="P9"><text:soft-page-break/>Gewichtsmessung</text:p>
      <text:p text:style-name="P7"/>
      <text:p text:style-name="P7">Diese Messvorrichtung befindet sich nicht im Wasser. Hierbei wird einfach das ganze Aquarium abgewogen und dann das Gewicht des leeren Aquariums abgezogen.</text:p>
      <text:p text:style-name="P7">Mathematisch sieht das ganze folgendermaßen aus:</text:p>
      <text:p text:style-name="P7"/>
      <text:p text:style-name="P7"><draw:frame draw:style-name="fr2" draw:name="Objekt2" text:anchor-type="as-char" svg:width="3.237cm" svg:height="1.06cm" draw:z-index="1"><draw:object xlink:href="./Object 2" xlink:type="simple" xlink:show="embed" xlink:actuate="onLoad"/><draw:image xlink:href="./ObjectReplacements/Object 2" xlink:type="simple" xlink:show="embed" xlink:actuate="onLoad"/></draw:frame></text:p>
      <text:p text:style-name="P7"/>
      <text:p text:style-name="P7">w<text:tab/>…<text:tab/>Wasserstand</text:p>
      <text:p text:style-name="P7"/>
      <text:p text:style-name="P7"><draw:frame draw:style-name="fr2" draw:name="Objekt3" text:anchor-type="as-char" svg:width="0.609cm" svg:height="0.529cm" draw:z-index="2"><draw:object xlink:href="./Object 3" xlink:type="simple" xlink:show="embed" xlink:actuate="onLoad"/><draw:image xlink:href="./ObjectReplacements/Object 3" xlink:type="simple" xlink:show="embed" xlink:actuate="onLoad"/></draw:frame><text:tab/>…<text:tab/>Dichte des Wassers</text:p>
      <text:p text:style-name="P7"/>
      <text:p text:style-name="P7"><draw:frame draw:style-name="fr2" draw:name="Objekt4" text:anchor-type="as-char" svg:width="0.674cm" svg:height="0.529cm" draw:z-index="3"><draw:object xlink:href="./Object 4" xlink:type="simple" xlink:show="embed" xlink:actuate="onLoad"/><draw:image xlink:href="./ObjectReplacements/Object 4" xlink:type="simple" xlink:show="embed" xlink:actuate="onLoad"/></draw:frame><text:tab/>…<text:tab/>Masse des Aquariums mit Wasser</text:p>
      <text:p text:style-name="P7"/>
      <text:p text:style-name="P7"><draw:frame draw:style-name="fr2" draw:name="Objekt5" text:anchor-type="as-char" svg:width="0.66cm" svg:height="0.529cm" draw:z-index="4"><draw:object xlink:href="./Object 5" xlink:type="simple" xlink:show="embed" xlink:actuate="onLoad"/><draw:image xlink:href="./ObjectReplacements/Object 5" xlink:type="simple" xlink:show="embed" xlink:actuate="onLoad"/></draw:frame><text:tab/>…<text:tab/>Masse des Aquariums ohne Wasser</text:p>
      <text:p text:style-name="P7"/>
      <text:p text:style-name="P7">b<text:tab/>…<text:tab/>Breite des Aquariums</text:p>
      <text:p text:style-name="P7"/>
      <text:p text:style-name="P7">l<text:tab/>…<text:tab/>Länge des Aquariums</text:p>
      <text:p text:style-name="P7"/>
      <text:p text:style-name="P7"/>
      <text:p text:style-name="P8">Bewertung der einzelnen Möglichkeiten</text:p>
      <text:p text:style-name="P8"/>
      <table:table table:name="Tabelle1" table:style-name="Tabelle1">
        <table:table-column table:style-name="Tabelle1.A"/>
        <table:table-column table:style-name="Tabelle1.B"/>
        <table:table-column table:style-name="Tabelle1.A"/>
        <table:table-column table:style-name="Tabelle1.D"/>
        <table:table-row>
          <table:table-cell table:style-name="Tabelle1.A1" office:value-type="string">
            <text:p text:style-name="P12"/>
          </table:table-cell>
          <table:table-cell table:style-name="Tabelle1.A1" office:value-type="string">
            <text:p text:style-name="P13">Genauigkeit</text:p>
            <text:p text:style-name="P14">ungenau … genau</text:p>
          </table:table-cell>
          <table:table-cell table:style-name="Tabelle1.A1" office:value-type="string">
            <text:p text:style-name="P13">Umsetzbarkeit</text:p>
            <text:p text:style-name="P14">leicht … schwer</text:p>
          </table:table-cell>
          <table:table-cell table:style-name="Tabelle1.D1" office:value-type="string">
            <text:p text:style-name="P13">Kosten</text:p>
            <text:p text:style-name="P14">billig … teuer</text:p>
          </table:table-cell>
        </table:table-row>
        <table:table-row>
          <table:table-cell table:style-name="Tabelle1.A2" office:value-type="string">
            <text:p text:style-name="P15">Schwimmer</text:p>
          </table:table-cell>
          <table:table-cell table:style-name="Tabelle1.A2" office:value-type="string">
            <text:p text:style-name="P11"><draw:frame draw:style-name="fr1" draw:name="Grafik1" text:anchor-type="paragraph" svg:x="0.044cm" svg:y="0cm" svg:width="0.635cm" svg:height="0.593cm" draw:z-index="5"><draw:image xlink:href="Pictures/100000000000001E0000001C1CFB1D31.gif" xlink:type="simple" xlink:show="embed" xlink:actuate="onLoad"/></draw:frame><draw:frame draw:style-name="fr1" draw:name="Grafik12" text:anchor-type="paragraph" svg:x="1.044cm" svg:y="0cm" svg:width="0.635cm" svg:height="0.593cm" draw:z-index="16"><draw:image xlink:href="Pictures/100000000000001E0000001C1CFB1D31.gif" xlink:type="simple" xlink:show="embed" xlink:actuate="onLoad"/></draw:frame></text:p>
          </table:table-cell>
          <table:table-cell table:style-name="Tabelle1.A2" office:value-type="string">
            <text:p text:style-name="P11"><draw:frame draw:style-name="fr1" draw:name="Grafik14" text:anchor-type="paragraph" svg:x="0.044cm" svg:y="0cm" svg:width="0.635cm" svg:height="0.593cm" draw:z-index="18"><draw:image xlink:href="Pictures/100000000000001E0000001C1CFB1D31.gif" xlink:type="simple" xlink:show="embed" xlink:actuate="onLoad"/></draw:frame><draw:frame draw:style-name="fr1" draw:name="Grafik15" text:anchor-type="paragraph" svg:x="1.044cm" svg:y="0cm" svg:width="0.635cm" svg:height="0.593cm" draw:z-index="19"><draw:image xlink:href="Pictures/100000000000001E0000001C1CFB1D31.gif" xlink:type="simple" xlink:show="embed" xlink:actuate="onLoad"/></draw:frame></text:p>
          </table:table-cell>
          <table:table-cell table:style-name="Tabelle1.D2" office:value-type="string">
            <text:p text:style-name="P11"><draw:frame draw:style-name="fr1" draw:name="Grafik24" text:anchor-type="paragraph" svg:x="0.044cm" svg:y="0cm" svg:width="0.635cm" svg:height="0.593cm" draw:z-index="27"><draw:image xlink:href="Pictures/100000000000001E0000001C1CFB1D31.gif" xlink:type="simple" xlink:show="embed" xlink:actuate="onLoad"/></draw:frame><draw:frame draw:style-name="fr1" draw:name="Grafik25" text:anchor-type="paragraph" svg:x="1.044cm" svg:y="0cm" svg:width="0.635cm" svg:height="0.593cm" draw:z-index="37"><draw:image xlink:href="Pictures/100000000000001E0000001C1CFB1D31.gif" xlink:type="simple" xlink:show="embed" xlink:actuate="onLoad"/></draw:frame></text:p>
          </table:table-cell>
        </table:table-row>
        <table:table-row>
          <table:table-cell table:style-name="Tabelle1.A2" office:value-type="string">
            <text:p text:style-name="P15">Ultraschall</text:p>
          </table:table-cell>
          <table:table-cell table:style-name="Tabelle1.A2" office:value-type="string">
            <text:p text:style-name="P11"><draw:frame draw:style-name="fr1" draw:name="Grafik2" text:anchor-type="paragraph" svg:x="0.044cm" svg:y="0cm" svg:width="0.635cm" svg:height="0.593cm" draw:z-index="6"><draw:image xlink:href="Pictures/100000000000001E0000001C1CFB1D31.gif" xlink:type="simple" xlink:show="embed" xlink:actuate="onLoad"/></draw:frame><draw:frame draw:style-name="fr1" draw:name="Grafik3" text:anchor-type="paragraph" svg:x="1.044cm" svg:y="0cm" svg:width="0.635cm" svg:height="0.593cm" draw:z-index="7"><draw:image xlink:href="Pictures/100000000000001E0000001C1CFB1D31.gif" xlink:type="simple" xlink:show="embed" xlink:actuate="onLoad"/></draw:frame><draw:frame draw:style-name="fr1" draw:name="Grafik4" text:anchor-type="paragraph" svg:x="2.044cm" svg:y="0cm" svg:width="0.635cm" svg:height="0.593cm" draw:z-index="8"><draw:image xlink:href="Pictures/100000000000001E0000001C1CFB1D31.gif" xlink:type="simple" xlink:show="embed" xlink:actuate="onLoad"/></draw:frame><draw:frame draw:style-name="fr1" draw:name="Grafik5" text:anchor-type="paragraph" svg:x="3.044cm" svg:y="0cm" svg:width="0.635cm" svg:height="0.593cm" draw:z-index="9"><draw:image xlink:href="Pictures/100000000000001E0000001C1CFB1D31.gif" xlink:type="simple" xlink:show="embed" xlink:actuate="onLoad"/></draw:frame></text:p>
          </table:table-cell>
          <table:table-cell table:style-name="Tabelle1.A2" office:value-type="string">
            <text:p text:style-name="P11"><draw:frame draw:style-name="fr1" draw:name="Grafik16" text:anchor-type="paragraph" svg:x="0.044cm" svg:y="0cm" svg:width="0.635cm" svg:height="0.593cm" draw:z-index="20"><draw:image xlink:href="Pictures/100000000000001E0000001C1CFB1D31.gif" xlink:type="simple" xlink:show="embed" xlink:actuate="onLoad"/></draw:frame><draw:frame draw:style-name="fr1" draw:name="Grafik19" text:anchor-type="paragraph" svg:x="1.044cm" svg:y="0cm" svg:width="0.635cm" svg:height="0.593cm" draw:z-index="23"><draw:image xlink:href="Pictures/100000000000001E0000001C1CFB1D31.gif" xlink:type="simple" xlink:show="embed" xlink:actuate="onLoad"/></draw:frame><draw:frame draw:style-name="fr1" draw:name="Grafik20" text:anchor-type="paragraph" svg:x="2.044cm" svg:y="0cm" svg:width="0.635cm" svg:height="0.593cm" draw:z-index="24"><draw:image xlink:href="Pictures/100000000000001E0000001C1CFB1D31.gif" xlink:type="simple" xlink:show="embed" xlink:actuate="onLoad"/></draw:frame></text:p>
          </table:table-cell>
          <table:table-cell table:style-name="Tabelle1.D2" office:value-type="string">
            <text:p text:style-name="P11"><draw:frame draw:style-name="fr1" draw:name="Grafik17" text:anchor-type="paragraph" svg:x="0.044cm" svg:y="0cm" svg:width="0.635cm" svg:height="0.593cm" draw:z-index="21"><draw:image xlink:href="Pictures/100000000000001E0000001C1CFB1D31.gif" xlink:type="simple" xlink:show="embed" xlink:actuate="onLoad"/></draw:frame></text:p>
          </table:table-cell>
        </table:table-row>
        <table:table-row>
          <table:table-cell table:style-name="Tabelle1.A2" office:value-type="string">
            <text:p text:style-name="P15">Infrarot</text:p>
          </table:table-cell>
          <table:table-cell table:style-name="Tabelle1.A2" office:value-type="string">
            <text:p text:style-name="P11"><draw:frame draw:style-name="fr1" draw:name="Grafik6" text:anchor-type="paragraph" svg:x="0.044cm" svg:y="0cm" svg:width="0.635cm" svg:height="0.593cm" draw:z-index="10"><draw:image xlink:href="Pictures/100000000000001E0000001C1CFB1D31.gif" xlink:type="simple" xlink:show="embed" xlink:actuate="onLoad"/></draw:frame><draw:frame draw:style-name="fr1" draw:name="Grafik7" text:anchor-type="paragraph" svg:x="1.044cm" svg:y="0cm" svg:width="0.635cm" svg:height="0.593cm" draw:z-index="11"><draw:image xlink:href="Pictures/100000000000001E0000001C1CFB1D31.gif" xlink:type="simple" xlink:show="embed" xlink:actuate="onLoad"/></draw:frame><draw:frame draw:style-name="fr1" draw:name="Grafik8" text:anchor-type="paragraph" svg:x="2.044cm" svg:y="0cm" svg:width="0.635cm" svg:height="0.593cm" draw:z-index="12"><draw:image xlink:href="Pictures/100000000000001E0000001C1CFB1D31.gif" xlink:type="simple" xlink:show="embed" xlink:actuate="onLoad"/></draw:frame><draw:frame draw:style-name="fr1" draw:name="Grafik9" text:anchor-type="paragraph" svg:x="3.044cm" svg:y="0cm" svg:width="0.635cm" svg:height="0.593cm" draw:z-index="13"><draw:image xlink:href="Pictures/100000000000001E0000001C1CFB1D31.gif" xlink:type="simple" xlink:show="embed" xlink:actuate="onLoad"/></draw:frame></text:p>
          </table:table-cell>
          <table:table-cell table:style-name="Tabelle1.A2" office:value-type="string">
            <text:p text:style-name="P11"><draw:frame draw:style-name="fr1" draw:name="Grafik18" text:anchor-type="paragraph" svg:x="0.044cm" svg:y="0cm" svg:width="0.635cm" svg:height="0.593cm" draw:z-index="22"><draw:image xlink:href="Pictures/100000000000001E0000001C1CFB1D31.gif" xlink:type="simple" xlink:show="embed" xlink:actuate="onLoad"/></draw:frame><draw:frame draw:style-name="fr1" draw:name="Grafik31" text:anchor-type="paragraph" svg:x="1.044cm" svg:y="0cm" svg:width="0.635cm" svg:height="0.593cm" draw:z-index="33"><draw:image xlink:href="Pictures/100000000000001E0000001C1CFB1D31.gif" xlink:type="simple" xlink:show="embed" xlink:actuate="onLoad"/></draw:frame><draw:frame draw:style-name="fr1" draw:name="Grafik32" text:anchor-type="paragraph" svg:x="2.044cm" svg:y="0cm" svg:width="0.635cm" svg:height="0.593cm" draw:z-index="34"><draw:image xlink:href="Pictures/100000000000001E0000001C1CFB1D31.gif" xlink:type="simple" xlink:show="embed" xlink:actuate="onLoad"/></draw:frame><draw:frame draw:style-name="fr1" draw:name="Grafik33" text:anchor-type="paragraph" svg:x="3.044cm" svg:y="0cm" svg:width="0.635cm" svg:height="0.593cm" draw:z-index="35"><draw:image xlink:href="Pictures/100000000000001E0000001C1CFB1D31.gif" xlink:type="simple" xlink:show="embed" xlink:actuate="onLoad"/></draw:frame></text:p>
          </table:table-cell>
          <table:table-cell table:style-name="Tabelle1.D2" office:value-type="string">
            <text:p text:style-name="P11"><draw:frame draw:style-name="fr1" draw:name="Grafik26" text:anchor-type="paragraph" svg:x="1.044cm" svg:y="0cm" svg:width="0.635cm" svg:height="0.593cm" draw:z-index="28"><draw:image xlink:href="Pictures/100000000000001E0000001C1CFB1D31.gif" xlink:type="simple" xlink:show="embed" xlink:actuate="onLoad"/></draw:frame><draw:frame draw:style-name="fr1" draw:name="Grafik27" text:anchor-type="paragraph" svg:x="0.044cm" svg:y="0cm" svg:width="0.635cm" svg:height="0.593cm" draw:z-index="29"><draw:image xlink:href="Pictures/100000000000001E0000001C1CFB1D31.gif" xlink:type="simple" xlink:show="embed" xlink:actuate="onLoad"/></draw:frame><draw:frame draw:style-name="fr1" draw:name="Grafik34" text:anchor-type="paragraph" svg:x="2.044cm" svg:y="0cm" svg:width="0.635cm" svg:height="0.593cm" draw:z-index="36"><draw:image xlink:href="Pictures/100000000000001E0000001C1CFB1D31.gif" xlink:type="simple" xlink:show="embed" xlink:actuate="onLoad"/></draw:frame><draw:frame draw:style-name="fr1" draw:name="Grafik35" text:anchor-type="paragraph" svg:x="3.044cm" svg:y="0cm" svg:width="0.635cm" svg:height="0.593cm" draw:z-index="38"><draw:image xlink:href="Pictures/100000000000001E0000001C1CFB1D31.gif" xlink:type="simple" xlink:show="embed" xlink:actuate="onLoad"/></draw:frame></text:p>
          </table:table-cell>
        </table:table-row>
        <table:table-row>
          <table:table-cell table:style-name="Tabelle1.A2" office:value-type="string">
            <text:p text:style-name="P15">Gewichtsmessung</text:p>
          </table:table-cell>
          <table:table-cell table:style-name="Tabelle1.A2" office:value-type="string">
            <text:p text:style-name="P11"><draw:frame draw:style-name="fr1" draw:name="Grafik10" text:anchor-type="paragraph" svg:x="0.044cm" svg:y="0cm" svg:width="0.635cm" svg:height="0.593cm" draw:z-index="14"><draw:image xlink:href="Pictures/100000000000001E0000001C1CFB1D31.gif" xlink:type="simple" xlink:show="embed" xlink:actuate="onLoad"/></draw:frame><draw:frame draw:style-name="fr1" draw:name="Grafik11" text:anchor-type="paragraph" svg:x="1.044cm" svg:y="0cm" svg:width="0.635cm" svg:height="0.593cm" draw:z-index="15"><draw:image xlink:href="Pictures/100000000000001E0000001C1CFB1D31.gif" xlink:type="simple" xlink:show="embed" xlink:actuate="onLoad"/></draw:frame><draw:frame draw:style-name="fr1" draw:name="Grafik13" text:anchor-type="paragraph" svg:x="2.044cm" svg:y="0cm" svg:width="0.635cm" svg:height="0.593cm" draw:z-index="17"><draw:image xlink:href="Pictures/100000000000001E0000001C1CFB1D31.gif" xlink:type="simple" xlink:show="embed" xlink:actuate="onLoad"/></draw:frame></text:p>
          </table:table-cell>
          <table:table-cell table:style-name="Tabelle1.A2" office:value-type="string">
            <text:p text:style-name="P11"><draw:frame draw:style-name="fr1" draw:name="Grafik21" text:anchor-type="paragraph" svg:x="1.044cm" svg:y="0cm" svg:width="0.635cm" svg:height="0.593cm" draw:z-index="25"><draw:image xlink:href="Pictures/100000000000001E0000001C1CFB1D31.gif" xlink:type="simple" xlink:show="embed" xlink:actuate="onLoad"/></draw:frame><draw:frame draw:style-name="fr1" draw:name="Grafik22" text:anchor-type="paragraph" svg:x="0.044cm" svg:y="0cm" svg:width="0.635cm" svg:height="0.593cm" draw:z-index="26"><draw:image xlink:href="Pictures/100000000000001E0000001C1CFB1D31.gif" xlink:type="simple" xlink:show="embed" xlink:actuate="onLoad"/></draw:frame></text:p>
          </table:table-cell>
          <table:table-cell table:style-name="Tabelle1.D2" office:value-type="string">
            <text:p text:style-name="P11"><draw:frame draw:style-name="fr1" draw:name="Grafik28" text:anchor-type="paragraph" svg:x="0.044cm" svg:y="0cm" svg:width="0.635cm" svg:height="0.593cm" draw:z-index="30"><draw:image xlink:href="Pictures/100000000000001E0000001C1CFB1D31.gif" xlink:type="simple" xlink:show="embed" xlink:actuate="onLoad"/></draw:frame><draw:frame draw:style-name="fr1" draw:name="Grafik29" text:anchor-type="paragraph" svg:x="1.044cm" svg:y="0cm" svg:width="0.635cm" svg:height="0.593cm" draw:z-index="31"><draw:image xlink:href="Pictures/100000000000001E0000001C1CFB1D31.gif" xlink:type="simple" xlink:show="embed" xlink:actuate="onLoad"/></draw:frame><draw:frame draw:style-name="fr1" draw:name="Grafik30" text:anchor-type="paragraph" svg:x="2.044cm" svg:y="0cm" svg:width="0.635cm" svg:height="0.593cm" draw:z-index="32"><draw:image xlink:href="Pictures/100000000000001E0000001C1CFB1D31.gif" xlink:type="simple" xlink:show="embed" xlink:actuate="onLoad"/></draw:frame></text:p>
          </table:table-cell>
        </table:table-row>
      </table:table>
      <text:p text:style-name="P8"/>
      <text:p text:style-name="P8"/>
      <text:p text:style-name="P8">Resultat</text:p>
      <text:p text:style-name="P8"/>
      <text:p text:style-name="P6">Wir entscheiden uns für die Ultraschall-Messung. Sie ist sehr genau, umsetzbar und relativ billi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Grande" svg:font-family="'Lucida Grande',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text:tab/>Diplomarbeit – Automatische Fischfütterungsanlage</text:p>
      </style:header>
      <style:footer>
        <text:p text:style-name="Footer">Bernhard Fritz, Patrick Schwarz<text:tab/><text:tab/>20.08.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20T13:48:45.30</meta:creation-date>
    <dc:date>2011-08-20T15:09:37.35</dc:date>
    <meta:editing-duration>PT01H05M16S</meta:editing-duration>
    <meta:editing-cycles>11</meta:editing-cycles>
    <meta:generator>OpenOffice.org/3.2$Win32 OpenOffice.org_project/320m18$Build-9502</meta:generator>
    <meta:document-statistic meta:table-count="1" meta:image-count="34" meta:object-count="5" meta:page-count="3" meta:paragraph-count="45" meta:word-count="326" meta:character-count="2403"/>
  </office:meta>
</office:document-meta>
</file>

<file path=Object 1/content.xml><?xml version="1.0" encoding="utf-8"?>
<math xmlns="http://www.w3.org/1998/Math/MathML">
  <semantics>
    <mrow>
      <mi>s</mi>
      <mi mathvariant="normal">=</mi>
      <mfrac>
        <mrow>
          <mi>v</mi>
          <mi mathvariant="normal">∗</mi>
          <mi>t</mi>
        </mrow>
        <mn>2</mn>
      </mfrac>
    </mrow>
    <annotation encoding="StarMath 5.0">s={v * t} over {2}</annotation>
  </semantics>
</math>
</file>

<file path=Object 2/content.xml><?xml version="1.0" encoding="utf-8"?>
<math xmlns="http://www.w3.org/1998/Math/MathML">
  <semantics>
    <mrow>
      <mi>w</mi>
      <mi mathvariant="normal">=</mi>
      <mfrac>
        <mrow>
          <msub>
            <mi mathvariant="normal">ϱ</mi>
            <mi>w</mi>
          </msub>
          <mi mathvariant="normal">∗</mi>
          <mrow>
            <mo stretchy="false">(</mo>
            <mrow>
              <msub>
                <mi>m</mi>
                <mi>g</mi>
              </msub>
              <mi mathvariant="normal">−</mi>
              <msub>
                <mi>m</mi>
                <mi>a</mi>
              </msub>
            </mrow>
            <mo stretchy="false">)</mo>
          </mrow>
        </mrow>
        <mrow>
          <mi>b</mi>
          <mi mathvariant="normal">∗</mi>
          <mi>l</mi>
        </mrow>
      </mfrac>
    </mrow>
    <annotation encoding="StarMath 5.0">w={%varrho_{w} * ( m_{g} - m_{a} )} over {b * l}</annotation>
  </semantics>
</math>
</file>

<file path=Object 3/content.xml><?xml version="1.0" encoding="utf-8"?>
<math xmlns="http://www.w3.org/1998/Math/MathML">
  <semantics>
    <msub>
      <mi mathvariant="normal">ϱ</mi>
      <mi>w</mi>
    </msub>
    <annotation encoding="StarMath 5.0">%varrho_{w}</annotation>
  </semantics>
</math>
</file>

<file path=Object 4/content.xml><?xml version="1.0" encoding="utf-8"?>
<math xmlns="http://www.w3.org/1998/Math/MathML">
  <semantics>
    <msub>
      <mi>m</mi>
      <mi>g</mi>
    </msub>
    <annotation encoding="StarMath 5.0">m_{g}</annotation>
  </semantics>
</math>
</file>

<file path=Object 5/content.xml><?xml version="1.0" encoding="utf-8"?>
<math xmlns="http://www.w3.org/1998/Math/MathML">
  <semantics>
    <msub>
      <mi>m</mi>
      <mi>a</mi>
    </msub>
    <annotation encoding="StarMath 5.0">m_{a}</annotation>
  </semantics>
</math>
</file>